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consolas1" svg:font-family="consolas, 'Liberation Mono', courier, monospace"/>
    <style:font-face style:name="consolas" svg:font-family="consolas, monaco, 'Andale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e200" officeooo:paragraph-rsid="0014e200" style:font-size-asian="12pt" style:font-size-complex="12pt"/>
    </style:style>
    <style:style style:name="P2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e200" officeooo:paragraph-rsid="0015f84d" style:font-size-asian="12pt" style:font-size-complex="12pt"/>
    </style:style>
    <style:style style:name="P3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e200" officeooo:paragraph-rsid="001766d4" style:font-size-asian="12pt" style:font-size-complex="12pt"/>
    </style:style>
    <style:style style:name="P4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e200" officeooo:paragraph-rsid="0018cb38" style:font-size-asian="12pt" style:font-size-complex="12pt"/>
    </style:style>
    <style:style style:name="P5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e200" officeooo:paragraph-rsid="00195595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5f84d"/>
    </style:style>
    <style:style style:name="P7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766d4"/>
    </style:style>
    <style:style style:name="P8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c3603"/>
    </style:style>
    <style:style style:name="P9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dd3da"/>
    </style:style>
    <style:style style:name="P10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0b8a3"/>
    </style:style>
    <style:style style:name="P1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359d7"/>
    </style:style>
    <style:style style:name="P12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dd8"/>
    </style:style>
    <style:style style:name="P13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aac11"/>
    </style:style>
    <style:style style:name="P14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195595" fo:background-color="transparent" style:font-name-asian="Noto Sans Mono CJK SC" style:font-size-asian="12pt" style:font-name-complex="Liberation Mono" style:font-size-complex="12pt" loext:padding="0cm" loext:border="none"/>
    </style:style>
    <style:style style:name="P15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1c3603" fo:background-color="transparent" style:font-name-asian="Noto Sans Mono CJK SC" style:font-size-asian="12pt" style:font-name-complex="Liberation Mono" style:font-size-complex="12pt" loext:padding="0cm" loext:border="none"/>
    </style:style>
    <style:style style:name="P16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1dd3da" fo:background-color="transparent" style:font-name-asian="Noto Sans Mono CJK SC" style:font-size-asian="12pt" style:font-name-complex="Liberation Mono" style:font-size-complex="12pt" loext:padding="0cm" loext:border="none"/>
    </style:style>
    <style:style style:name="P17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1f343b" fo:background-color="transparent" style:font-name-asian="Noto Sans Mono CJK SC" style:font-size-asian="12pt" style:font-name-complex="Liberation Mono" style:font-size-complex="12pt" loext:padding="0cm" loext:border="none"/>
    </style:style>
    <style:style style:name="P18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20b8a3" fo:background-color="transparent" style:font-name-asian="Noto Sans Mono CJK SC" style:font-size-asian="12pt" style:font-name-complex="Liberation Mono" style:font-size-complex="12pt" loext:padding="0cm" loext:border="none"/>
    </style:style>
    <style:style style:name="P19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2359d7" fo:background-color="transparent" style:font-name-asian="Noto Sans Mono CJK SC" style:font-size-asian="12pt" style:font-name-complex="Liberation Mono" style:font-size-complex="12pt" loext:padding="0cm" loext:border="none"/>
    </style:style>
    <style:style style:name="P20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2464f0" fo:background-color="transparent" style:font-name-asian="Noto Sans Mono CJK SC" style:font-size-asian="12pt" style:font-name-complex="Liberation Mono" style:font-size-complex="12pt" loext:padding="0cm" loext:border="none"/>
    </style:style>
    <style:style style:name="P2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14e200" officeooo:paragraph-rsid="002632cc" fo:background-color="transparent" style:font-name-asian="Noto Sans Mono CJK SC" style:font-size-asian="12pt" style:font-name-complex="Liberation Mono" style:font-size-complex="12pt" loext:padding="0cm" loext:border="none"/>
    </style:style>
    <style:style style:name="P22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28148b" officeooo:paragraph-rsid="0028148b" fo:background-color="transparent" style:font-name-asian="Noto Sans Mono CJK SC" style:font-size-asian="12pt" style:font-name-complex="Liberation Mono" style:font-size-complex="12pt" loext:padding="0cm" loext:border="none"/>
    </style:style>
    <style:style style:name="P23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293dd8" officeooo:paragraph-rsid="00293dd8" fo:background-color="transparent" style:font-name-asian="Noto Sans Mono CJK SC" style:font-size-asian="12pt" style:font-name-complex="Liberation Mono" style:font-size-complex="12pt" loext:padding="0cm" loext:border="none"/>
    </style:style>
    <style:style style:name="P24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2aac11" officeooo:paragraph-rsid="002aac11" fo:background-color="transparent" style:font-name-asian="Noto Sans Mono CJK SC" style:font-size-asian="12pt" style:font-name-complex="Liberation Mono" style:font-size-complex="12pt" loext:padding="0cm" loext:border="none"/>
    </style:style>
    <style:style style:name="P25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2b9a4a" officeooo:paragraph-rsid="002b9a4a" fo:background-color="transparent" style:font-name-asian="Noto Sans Mono CJK SC" style:font-size-asian="12pt" style:font-name-complex="Liberation Mono" style:font-size-complex="12pt" loext:padding="0cm" loext:border="none"/>
    </style:style>
    <style:style style:name="P26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2bdd7a" officeooo:paragraph-rsid="002bdd7a" fo:background-color="transparent" style:font-name-asian="Noto Sans Mono CJK SC" style:font-size-asian="12pt" style:font-name-complex="Liberation Mono" style:font-size-complex="12pt" loext:padding="0cm" loext:border="none"/>
    </style:style>
    <style:style style:name="P27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333333" style:font-name="Consolas" fo:font-size="12pt" fo:letter-spacing="normal" fo:font-style="normal" fo:font-weight="normal" officeooo:rsid="002bdd7a" officeooo:paragraph-rsid="002c6980" fo:background-color="transparent" style:font-name-asian="Noto Sans Mono CJK SC" style:font-size-asian="12pt" style:font-name-complex="Liberation Mono" style:font-size-complex="12pt" loext:padding="0cm" loext:border="none"/>
    </style:style>
    <style:style style:name="P28" style:family="paragraph" style:parent-style-name="Standard">
      <style:text-properties style:font-name="Liberation Mono" officeooo:rsid="0012063f" officeooo:paragraph-rsid="0012063f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officeooo:paragraph-rsid="0012063f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rsid="0012063f" officeooo:paragraph-rsid="0012063f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rsid="0014e200" officeooo:paragraph-rsid="0014e200" style:font-size-asian="12pt" style:font-size-complex="12pt"/>
    </style:style>
    <style:style style:name="P32" style:family="paragraph" style:parent-style-name="Text_20_body" style:list-style-name="L2">
      <loext:graphic-properties draw:fill="none"/>
      <style:paragraph-properties fo:text-align="justify" style:justify-single-word="false" fo:background-color="transparent"/>
      <style:text-properties officeooo:paragraph-rsid="001c3603"/>
    </style:style>
    <style:style style:name="P33" style:family="paragraph" style:parent-style-name="Text_20_body" style:list-style-name="L3">
      <loext:graphic-properties draw:fill="none"/>
      <style:paragraph-properties fo:text-align="justify" style:justify-single-word="false" fo:background-color="transparent"/>
      <style:text-properties officeooo:paragraph-rsid="001c3603"/>
    </style:style>
    <style:style style:name="T1" style:family="text">
      <style:text-properties officeooo:rsid="0012063f"/>
    </style:style>
    <style:style style:name="T2" style:family="text">
      <style:text-properties officeooo:rsid="0013c2c8"/>
    </style:style>
    <style:style style:name="T3" style:family="text">
      <style:text-properties officeooo:rsid="0014e200"/>
    </style:style>
    <style:style style:name="T4" style:family="text">
      <style:text-properties fo:font-variant="normal" fo:text-transform="none" fo:color="#222222" fo:font-size="12pt" fo:letter-spacing="normal" fo:language="pt" fo:country="PT" fo:font-style="normal" fo:font-weight="normal" style:font-size-asian="12pt" style:font-size-complex="12pt"/>
    </style:style>
    <style:style style:name="T5" style:family="text">
      <style:text-properties fo:font-variant="normal" fo:text-transform="none" fo:color="#222222" style:font-name="Liberation Mono" fo:font-size="12pt" fo:letter-spacing="normal" fo:font-style="normal" fo:font-weight="normal" officeooo:rsid="001c3603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dd3da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e11b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8" style:family="text"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e45d9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9" style:family="text">
      <style:text-properties fo:font-variant="normal" fo:text-transform="none" fo:color="#222222" style:font-name="Liberation Mono" fo:font-size="12pt" fo:letter-spacing="normal" fo:language="pt" fo:country="PT" fo:font-style="italic" fo:font-weight="normal" officeooo:rsid="001dd3da" fo:background-color="transparent" loext:char-shading-value="0" style:font-size-asian="12pt" style:font-style-asian="italic" style:font-size-complex="12pt" style:font-style-complex="italic" loext:padding="0cm" loext:border="none"/>
    </style:style>
    <style:style style:name="T10" style:family="text">
      <style:text-properties fo:font-variant="normal" fo:text-transform="none" fo:color="#0077aa" style:font-name="Consolas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77aa" style:font-name="Consolas" fo:letter-spacing="normal" fo:font-style="normal" fo:font-weight="normal" officeooo:rsid="0015f84d" fo:background-color="transparent" loext:char-shading-value="0" loext:padding="0cm" loext:border="none"/>
    </style:style>
    <style:style style:name="T12" style:family="text">
      <style:text-properties fo:font-variant="normal" fo:text-transform="none" fo:color="#333333" style:font-name="Consolas" fo:font-size="12pt" fo:letter-spacing="normal" fo:font-style="normal" fo:font-weight="normal" officeooo:rsid="0015f84d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333333" style:font-name="Consolas" fo:font-size="12pt" fo:letter-spacing="normal" fo:font-style="normal" fo:font-weight="normal" officeooo:rsid="001766d4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333333" style:font-name="Consolas" fo:font-size="12pt" fo:letter-spacing="normal" fo:font-style="normal" fo:font-weight="normal" officeooo:rsid="0014e200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333333" style:font-name="Consolas" fo:font-size="12pt" fo:letter-spacing="normal" fo:font-style="normal" fo:font-weight="normal" officeooo:rsid="0020b8a3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333333" style:font-name="Consolas" fo:font-size="12pt" fo:letter-spacing="normal" fo:font-style="normal" fo:font-weight="normal" officeooo:rsid="002359d7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333333" style:font-name="Consolas" fo:font-size="12pt" fo:letter-spacing="normal" fo:font-style="normal" fo:font-weight="normal" officeooo:rsid="001766d4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18" style:family="text">
      <style:text-properties fo:font-variant="normal" fo:text-transform="none" fo:color="#333333" style:font-name="Consolas" fo:font-size="12pt" fo:letter-spacing="normal" fo:font-style="normal" fo:font-weight="normal" officeooo:rsid="0020b8a3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19" style:family="text">
      <style:text-properties fo:font-variant="normal" fo:text-transform="none" fo:color="#333333" style:font-name="Consolas" fo:font-size="12pt" fo:letter-spacing="normal" fo:font-style="normal" fo:font-weight="normal" officeooo:rsid="00293dd8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0" style:family="text">
      <style:text-properties fo:font-variant="normal" fo:text-transform="none" fo:color="#333333" style:font-name="Consolas" fo:font-size="12pt" fo:letter-spacing="normal" fo:font-style="normal" fo:font-weight="normal" officeooo:rsid="0029dbc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1" style:family="text">
      <style:text-properties fo:font-variant="normal" fo:text-transform="none" fo:color="#333333" style:font-name="Consolas" fo:font-size="12pt" fo:letter-spacing="normal" fo:font-style="normal" fo:font-weight="normal" officeooo:rsid="002aac11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2" style:family="text">
      <style:text-properties fo:font-variant="normal" fo:text-transform="none" fo:color="#333333" style:font-name="Consolas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333333" style:font-name="Consolas" fo:letter-spacing="normal" fo:font-style="normal" fo:font-weight="normal" officeooo:rsid="0015f84d" fo:background-color="transparent" loext:char-shading-value="0" loext:padding="0cm" loext:border="none"/>
    </style:style>
    <style:style style:name="T24" style:family="text">
      <style:text-properties fo:font-variant="normal" fo:text-transform="none" fo:color="#333333" style:font-name="Consolas" fo:letter-spacing="normal" fo:font-style="normal" fo:font-weight="normal" officeooo:rsid="001766d4" fo:background-color="transparent" loext:char-shading-value="0" loext:padding="0cm" loext:border="none"/>
    </style:style>
    <style:style style:name="T25" style:family="text">
      <style:text-properties fo:font-variant="normal" fo:text-transform="none" fo:color="#333333" style:font-name="Consolas" fo:letter-spacing="normal" fo:font-style="normal" fo:font-weight="normal" officeooo:rsid="0018cb38" fo:background-color="transparent" loext:char-shading-value="0" loext:padding="0cm" loext:border="none"/>
    </style:style>
    <style:style style:name="T26" style:family="text">
      <style:text-properties fo:font-variant="normal" fo:text-transform="none" fo:color="#333333" style:font-name="Consolas" fo:letter-spacing="normal" fo:font-style="normal" fo:font-weight="bold" officeooo:rsid="001766d4" fo:background-color="transparent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fo:color="#333333" style:font-name="Consolas" fo:letter-spacing="normal" fo:font-style="italic" fo:font-weight="normal" officeooo:rsid="0018cb38" fo:background-color="transparent" loext:char-shading-value="0" style:font-style-asian="italic" style:font-style-complex="italic" loext:padding="0cm" loext:border="none"/>
    </style:style>
    <style:style style:name="T28" style:family="text">
      <style:text-properties fo:font-variant="normal" fo:text-transform="none" fo:color="#333333" style:font-name="Liberation Mono" fo:font-size="12pt" fo:letter-spacing="normal" fo:font-style="normal" fo:font-weight="normal" officeooo:rsid="001c3603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333333" style:font-name="Liberation Mono" fo:font-size="12pt" fo:letter-spacing="normal" fo:font-style="normal" fo:font-weight="normal" officeooo:rsid="001dd3da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333333" style:font-name="Liberation Mono" fo:font-size="12pt" fo:letter-spacing="normal" fo:font-style="normal" fo:font-weight="normal" officeooo:rsid="001dd3da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31" style:family="text">
      <style:text-properties fo:font-variant="normal" fo:text-transform="none" fo:color="#333333" style:font-name="Liberation Mono" fo:font-size="12pt" fo:letter-spacing="normal" fo:font-style="normal" fo:font-weight="normal" officeooo:rsid="001e11b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32" style:family="text">
      <style:text-properties fo:font-variant="normal" fo:text-transform="none" fo:color="#333333" fo:font-size="12pt" fo:letter-spacing="normal" fo:font-style="normal" fo:font-weight="normal" officeooo:rsid="002359d7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9a6e3a" style:font-name="Consolas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9a6e3a" style:font-name="Consolas" fo:letter-spacing="normal" fo:font-style="normal" fo:font-weight="normal" officeooo:rsid="0015f84d" fo:background-color="transparent" loext:char-shading-value="0" loext:padding="0cm" loext:border="none"/>
    </style:style>
    <style:style style:name="T35" style:family="text">
      <style:text-properties fo:font-variant="normal" fo:text-transform="none" fo:color="#999999" style:font-name="Consolas" fo:letter-spacing="normal" fo:font-style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fo:color="#999999" style:font-name="Consolas" fo:letter-spacing="normal" fo:font-style="normal" fo:font-weight="normal" officeooo:rsid="0015f84d" fo:background-color="transparent" loext:char-shading-value="0" loext:padding="0cm" loext:border="none"/>
    </style:style>
    <style:style style:name="T37" style:family="text">
      <style:text-properties fo:font-variant="normal" fo:text-transform="none" fo:color="#669900" style:font-name="Consolas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669900" style:font-name="Consolas" fo:letter-spacing="normal" fo:font-style="normal" fo:font-weight="normal" officeooo:rsid="0015f84d" fo:background-color="transparent" loext:char-shading-value="0" loext:padding="0cm" loext:border="none"/>
    </style:style>
    <style:style style:name="T39" style:family="text">
      <style:text-properties fo:font-variant="normal" fo:text-transform="none" fo:color="#990055" style:font-name="Consolas" fo:letter-spacing="normal" fo:font-style="normal" fo:font-weight="normal" officeooo:rsid="0015f84d" fo:background-color="transparent" loext:char-shading-value="0" loext:padding="0cm" loext:border="none"/>
    </style:style>
    <style:style style:name="T40" style:family="text">
      <style:text-properties fo:font-size="12pt" officeooo:rsid="0014e200" style:font-size-asian="12pt" style:font-size-complex="12pt"/>
    </style:style>
    <style:style style:name="T41" style:family="text">
      <style:text-properties style:font-name="Liberation Mono"/>
    </style:style>
    <style:style style:name="T42" style:family="text">
      <style:text-properties style:font-name="Liberation Mono" fo:font-size="12pt" style:font-size-asian="12pt" style:font-size-complex="12pt"/>
    </style:style>
    <style:style style:name="T43" style:family="text">
      <style:text-properties style:font-name="Liberation Mono" officeooo:rsid="001c3603"/>
    </style:style>
    <style:style style:name="T44" style:family="text">
      <style:text-properties style:font-name="Liberation Mono" officeooo:rsid="001dd3da"/>
    </style:style>
    <style:style style:name="T45" style:family="text">
      <style:text-properties style:font-name="Liberation Mono" officeooo:rsid="002359d7"/>
    </style:style>
    <style:style style:name="T46" style:family="text">
      <style:text-properties style:font-name="Consolas"/>
    </style:style>
    <style:style style:name="T47" style:family="text">
      <style:text-properties style:font-name="Consolas" officeooo:rsid="001f343b"/>
    </style:style>
    <style:style style:name="T48" style:family="text">
      <style:text-properties style:font-name="Consolas" officeooo:rsid="0020b8a3"/>
    </style:style>
    <style:style style:name="T49" style:family="text">
      <style:text-properties style:font-name="Consolas" officeooo:rsid="002287a7"/>
    </style:style>
    <style:style style:name="T50" style:family="text">
      <style:text-properties style:font-name="Consolas" officeooo:rsid="002359d7"/>
    </style:style>
    <style:style style:name="T51" style:family="text">
      <style:text-properties style:font-name="Consolas" officeooo:rsid="002464f0"/>
    </style:style>
    <style:style style:name="T52" style:family="text">
      <style:text-properties style:font-name="Consolas" officeooo:rsid="002632cc"/>
    </style:style>
    <style:style style:name="T53" style:family="text">
      <style:text-properties style:font-name="Consolas" fo:font-style="italic" officeooo:rsid="002632cc" style:font-style-asian="italic" style:font-style-complex="italic"/>
    </style:style>
    <style:style style:name="T54" style:family="text">
      <style:text-properties fo:color="#0077aa" style:font-name="Consolas"/>
    </style:style>
    <style:style style:name="T55" style:family="text">
      <style:text-properties fo:color="#0077aa" style:font-name="Consolas" officeooo:rsid="002632cc"/>
    </style:style>
    <style:style style:name="T56" style:family="text">
      <style:text-properties fo:color="#9a6e3a" style:font-name="Consolas"/>
    </style:style>
    <style:style style:name="T57" style:family="text">
      <style:text-properties fo:color="#9a6e3a" style:font-name="Consolas" officeooo:rsid="002632cc"/>
    </style:style>
    <style:style style:name="T58" style:family="text">
      <style:text-properties fo:color="#999999" style:font-name="Consolas"/>
    </style:style>
    <style:style style:name="T59" style:family="text">
      <style:text-properties fo:color="#999999" style:font-name="Consolas" officeooo:rsid="002632cc"/>
    </style:style>
    <style:style style:name="T60" style:family="text">
      <style:text-properties fo:color="#999999" style:font-name="Consolas" officeooo:rsid="002aac11"/>
    </style:style>
    <style:style style:name="T61" style:family="text">
      <style:text-properties fo:color="#999999" style:font-name="Consolas" officeooo:rsid="002c6980"/>
    </style:style>
    <style:style style:name="T62" style:family="text">
      <style:text-properties fo:color="#669900" style:font-name="Consolas"/>
    </style:style>
    <style:style style:name="T63" style:family="text">
      <style:text-properties fo:color="#669900" style:font-name="Consolas" officeooo:rsid="002632cc"/>
    </style:style>
    <style:style style:name="T64" style:family="text">
      <style:text-properties fo:color="#990055" style:font-name="Consolas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195595" style:font-style-asian="italic" style:font-style-complex="italic"/>
    </style:style>
    <style:style style:name="T67" style:family="text">
      <style:text-properties officeooo:rsid="00195595"/>
    </style:style>
    <style:style style:name="T68" style:family="text">
      <style:text-properties officeooo:rsid="001c3603"/>
    </style:style>
    <style:style style:name="T69" style:family="text">
      <style:text-properties fo:color="#222222" style:font-name="Liberation Mono" fo:language="pt" fo:country="PT"/>
    </style:style>
    <style:style style:name="T70" style:family="text">
      <style:text-properties fo:color="#dd4a68" style:font-name="Consolas"/>
    </style:style>
    <style:style style:name="T71" style:family="text">
      <style:text-properties fo:color="#dd4a68" style:font-name="Consolas" officeooo:rsid="002632cc"/>
    </style:style>
    <style:style style:name="T72" style:family="text">
      <style:text-properties fo:color="#708090" style:font-name="Consolas" officeooo:rsid="002632cc"/>
    </style:style>
    <style:style style:name="T73" style:family="text">
      <style:text-properties officeooo:rsid="0029dbc2"/>
    </style:style>
    <style:style style:name="T74" style:family="text">
      <style:text-properties officeooo:rsid="002aac11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rrays</text:p>
      <text:p text:style-name="P28"/>
      <text:p text:style-name="P29"><text:span text:style-name="T1">Em uma tradução literal, Array quer dizer matriz, mas em JS vamos sempre tratar array, como array. Eles são descritos tipicamente como “objetos do tipo lista. De forma geral, um array é uma lista que contém vários objetos. </text:span><text:span text:style-name="T2">Os objetos de um array <text:s/>podem ser armazenados em variáveis e tratados da mesma forma, a diferença é que podemos acessá-los individualmente. Uma das vantagens de se usar arrays é que podemos usar loops </text:span><text:span text:style-name="T3">que percorram todos os itens de um array, como por exemplo,</text:span><text:span text:style-name="T40"> </text:span><text:bookmark text:name="tw-target-text"/><text:span text:style-name="T40">temos </text:span><text:span text:style-name="T4">produtos e seus preços armazenados em uma matriz, e queremos percorrer todos eles e imprimi-los em uma fatura, totalizando todos os preços juntos e imprimindo o preço total na parte inferior.</text:span></text:p>
      <text:p text:style-name="P30"/>
      <text:p text:style-name="P31">Criando arrays</text:p>
      <text:p text:style-name="P31"/>
      <text:p text:style-name="P31">Arrays são elementos envolvidos por colchetes [] e se parados por vírgula.</text:p>
      <text:p text:style-name="P31"/>
      <text:p text:style-name="P1"><text:span text:style-name="Source_20_Text"><text:span text:style-name="T10">let</text:span></text:span><text:span text:style-name="Source_20_Text"><text:span text:style-name="T22"> shopping </text:span></text:span><text:span text:style-name="Source_20_Text"><text:span text:style-name="T33">=</text:span></text:span><text:span text:style-name="Source_20_Text"><text:span text:style-name="T22"> </text:span></text:span><text:span text:style-name="Source_20_Text"><text:span text:style-name="T35">[</text:span></text:span><text:span text:style-name="Source_20_Text"><text:span text:style-name="T37">'bread'</text:span></text:span><text:span text:style-name="Source_20_Text"><text:span text:style-name="T35">,</text:span></text:span><text:span text:style-name="Source_20_Text"><text:span text:style-name="T22"> </text:span></text:span><text:span text:style-name="Source_20_Text"><text:span text:style-name="T37">'milk'</text:span></text:span><text:span text:style-name="Source_20_Text"><text:span text:style-name="T35">,</text:span></text:span><text:span text:style-name="Source_20_Text"><text:span text:style-name="T22"> </text:span></text:span><text:span text:style-name="Source_20_Text"><text:span text:style-name="T37">'cheese'</text:span></text:span><text:span text:style-name="Source_20_Text"><text:span text:style-name="T35">,</text:span></text:span><text:span text:style-name="Source_20_Text"><text:span text:style-name="T22"> </text:span></text:span><text:span text:style-name="Source_20_Text"><text:span text:style-name="T37">'hummus'</text:span></text:span><text:span text:style-name="Source_20_Text"><text:span text:style-name="T35">,</text:span></text:span><text:span text:style-name="Source_20_Text"><text:span text:style-name="T22"> </text:span></text:span><text:span text:style-name="Source_20_Text"><text:span text:style-name="T37">'noodles'</text:span></text:span><text:span text:style-name="Source_20_Text"><text:span text:style-name="T35">];</text:span></text:span></text:p>
      <text:p text:style-name="P2"><text:span text:style-name="Source_20_Text"><text:span text:style-name="T22">shopping; // </text:span></text:span><text:span text:style-name="Source_20_Text"><text:span text:style-name="T23">["bread", "milk", "cheese", "hummus", "noodles"]</text:span></text:span></text:p>
      <text:p text:style-name="P2"><text:span text:style-name="Source_20_Text"><text:span text:style-name="T23"/></text:span></text:p>
      <text:p text:style-name="P6"><text:span text:style-name="Source_20_Text"><text:span text:style-name="T12">Um array pode conter </text:span></text:span><text:span text:style-name="Source_20_Text"><text:span text:style-name="T17">elementos</text:span></text:span><text:span text:style-name="Source_20_Text"><text:span text:style-name="T12"> de vários tipos, </text:span></text:span><text:span text:style-name="Source_20_Text"><text:span text:style-name="T13">como números, strings, objetos e até mesmo outros arrays</text:span></text:span><text:span text:style-name="Source_20_Text"><text:span text:style-name="T12">;</text:span></text:span></text:p>
      <text:p text:style-name="P6"><text:span text:style-name="Source_20_Text"><text:span text:style-name="T12"/></text:span></text:p>
      <text:p text:style-name="P2"><text:span text:style-name="Source_20_Text"><text:span text:style-name="T11">let</text:span></text:span><text:span text:style-name="Source_20_Text"><text:span text:style-name="T23"> random </text:span></text:span><text:span text:style-name="Source_20_Text"><text:span text:style-name="T34">=</text:span></text:span><text:span text:style-name="Source_20_Text"><text:span text:style-name="T23"> </text:span></text:span><text:span text:style-name="Source_20_Text"><text:span text:style-name="T36">[</text:span></text:span><text:span text:style-name="Source_20_Text"><text:span text:style-name="T38">'tree'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9">795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6">[</text:span></text:span><text:span text:style-name="Source_20_Text"><text:span text:style-name="T39">0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9">1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9">2</text:span></text:span><text:span text:style-name="Source_20_Text"><text:span text:style-name="T36">]];</text:span></text:span></text:p>
      <text:p text:style-name="P2"><text:span text:style-name="Source_20_Text"><text:span text:style-name="T23"/></text:span></text:p>
      <text:p text:style-name="P2"><text:span text:style-name="Source_20_Text"><text:span text:style-name="T23"/></text:span></text:p>
      <text:p text:style-name="P3"><text:span text:style-name="Source_20_Text"><text:span text:style-name="T26">Acessando e modificando itens de um array</text:span></text:span></text:p>
      <text:p text:style-name="P3"><text:span text:style-name="Source_20_Text"><text:span text:style-name="T26"/></text:span></text:p>
      <text:p text:style-name="P3"><text:span text:style-name="Source_20_Text"><text:span text:style-name="T24">Podemos acessar os itens de um array da mesma forma que acessamos uma string, utilizando []. Devemos lembrar sempre que em JS a contagem se inicia em 0.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shopping[0]; // bread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Para modificar algum item de um array, podemos informar a posição e atribuir um valor: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shopping[0] = ‘tahini’;</text:span></text:span></text:p>
      <text:p text:style-name="P7"><text:span text:style-name="Source_20_Text"><text:span text:style-name="T14">shopping; // </text:span></text:span><text:span text:style-name="Source_20_Text"><text:span text:style-name="T12">["</text:span></text:span><text:span text:style-name="Source_20_Text"><text:span text:style-name="T17">tahini</text:span></text:span><text:span text:style-name="Source_20_Text"><text:span text:style-name="T12">", "milk", "cheese", "hummus", "noodles"]</text:span></text:span></text:p>
      <text:p text:style-name="P3"><text:span text:style-name="Source_20_Text"><text:span text:style-name="T24"/></text:span></text:p>
      <text:p text:style-name="P4"><text:span text:style-name="Source_20_Text"><text:span text:style-name="T25">Os arrays podem ser mono e multidimensionais. No exemplo anterior temos um exemplo de array monodimensional ‘</text:span></text:span><text:span text:style-name="Source_20_Text"><text:span text:style-name="T27">shopping</text:span></text:span><text:span text:style-name="Source_20_Text"><text:span text:style-name="T25">’, ou seja é um arrays que contém apenas itens. O multidimensional é o array que contém outros arrays, como o array ‘</text:span></text:span><text:span text:style-name="Source_20_Text"><text:span text:style-name="T27">random</text:span></text:span><text:span text:style-name="Source_20_Text"><text:span text:style-name="T25">’.</text:span></text:span></text:p>
      <text:p text:style-name="P4"><text:span text:style-name="Source_20_Text"><text:span text:style-name="T25"/></text:span></text:p>
      <text:p text:style-name="P5"><text:span text:style-name="Source_20_Text"><text:span text:style-name="T11">let</text:span></text:span><text:span text:style-name="Source_20_Text"><text:span text:style-name="T23"> random </text:span></text:span><text:span text:style-name="Source_20_Text"><text:span text:style-name="T34">=</text:span></text:span><text:span text:style-name="Source_20_Text"><text:span text:style-name="T23"> </text:span></text:span><text:span text:style-name="Source_20_Text"><text:span text:style-name="T36">[</text:span></text:span><text:span text:style-name="Source_20_Text"><text:span text:style-name="T38">'tree'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9">795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6">[</text:span></text:span><text:span text:style-name="Source_20_Text"><text:span text:style-name="T39">0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9">1</text:span></text:span><text:span text:style-name="Source_20_Text"><text:span text:style-name="T36">,</text:span></text:span><text:span text:style-name="Source_20_Text"><text:span text:style-name="T23"> </text:span></text:span><text:span text:style-name="Source_20_Text"><text:span text:style-name="T39">2</text:span></text:span><text:span text:style-name="Source_20_Text"><text:span text:style-name="T36">]];</text:span></text:span></text:p>
      <text:p text:style-name="P14"><text:span text:style-name="Source_20_Text"><text:span text:style-name="T67">random[2][2] = // 2</text:span></text:span></text:p>
      <text:p text:style-name="P14"><text:span text:style-name="Source_20_Text"><text:span text:style-name="T67">random[2][0] // 0</text:span></text:span></text:p>
      <text:p text:style-name="P14"><text:span text:style-name="Source_20_Text"/></text:p>
      <text:p text:style-name="P14"><text:soft-page-break/><text:span text:style-name="Source_20_Text"><text:span text:style-name="T67">Podemos observar que o primeiro indice indica a posição do elemento dentro do array </text:span></text:span><text:span text:style-name="Source_20_Text"><text:span text:style-name="T66">random</text:span></text:span><text:span text:style-name="Source_20_Text"><text:span text:style-name="T67">[2], este índice é referente ao array dentro de </text:span></text:span><text:span text:style-name="Source_20_Text"><text:span text:style-name="T66">random</text:span></text:span><text:span text:style-name="Source_20_Text"><text:span text:style-name="T67">. O seguindo índice informa os itens dentro deste array contido em </text:span></text:span><text:span text:style-name="Source_20_Text"><text:span text:style-name="T66">random</text:span></text:span><text:span text:style-name="Source_20_Text"><text:span text:style-name="T67">, no caso </text:span></text:span><text:span text:style-name="Source_20_Text"><text:span text:style-name="T66">random</text:span></text:span><text:span text:style-name="Source_20_Text"><text:span text:style-name="T67">[2][0].</text:span></text:span></text:p>
      <text:p text:style-name="P14"><text:span text:style-name="Source_20_Text"/></text:p>
      <text:p text:style-name="P15"><text:span text:style-name="Source_20_Text"><text:span text:style-name="T68">Para descobrir o comprimento de um array, segue o mesmo principio da string: shopping.length;</text:span></text:span></text:p>
      <text:p text:style-name="P15"><text:bookmark text:name="tw-target-text1"/><text:span text:style-name="Source_20_Text"><text:span text:style-name="T69">Isso tem outros usos, mas é mais comumente usado para dizer a um loop para continuar até que ele percorra todos os itens de uma matriz. Então, por exemplo:</text:span></text:span></text:p>
      <text:p text:style-name="P15"><text:span text:style-name="Source_20_Text"><text:span text:style-name="T42"/></text:span></text:p>
      <text:p text:style-name="P15"><text:span text:style-name="Source_20_Text"><text:span text:style-name="T54">let</text:span></text:span><text:span text:style-name="Source_20_Text"><text:span text:style-name="T46"> sequence </text:span></text:span><text:span text:style-name="Source_20_Text"><text:span text:style-name="T56">=</text:span></text:span><text:span text:style-name="Source_20_Text"><text:span text:style-name="T46"> </text:span></text:span><text:span text:style-name="Source_20_Text"><text:span text:style-name="T58">[</text:span></text:span><text:span text:style-name="Source_20_Text"><text:span text:style-name="T64">1</text:span></text:span><text:span text:style-name="Source_20_Text"><text:span text:style-name="T58">,</text:span></text:span><text:span text:style-name="Source_20_Text"><text:span text:style-name="T46"> </text:span></text:span><text:span text:style-name="Source_20_Text"><text:span text:style-name="T64">1</text:span></text:span><text:span text:style-name="Source_20_Text"><text:span text:style-name="T58">,</text:span></text:span><text:span text:style-name="Source_20_Text"><text:span text:style-name="T46"> </text:span></text:span><text:span text:style-name="Source_20_Text"><text:span text:style-name="T64">2</text:span></text:span><text:span text:style-name="Source_20_Text"><text:span text:style-name="T58">,</text:span></text:span><text:span text:style-name="Source_20_Text"><text:span text:style-name="T46"> </text:span></text:span><text:span text:style-name="Source_20_Text"><text:span text:style-name="T64">3</text:span></text:span><text:span text:style-name="Source_20_Text"><text:span text:style-name="T58">,</text:span></text:span><text:span text:style-name="Source_20_Text"><text:span text:style-name="T46"> </text:span></text:span><text:span text:style-name="Source_20_Text"><text:span text:style-name="T64">5</text:span></text:span><text:span text:style-name="Source_20_Text"><text:span text:style-name="T58">,</text:span></text:span><text:span text:style-name="Source_20_Text"><text:span text:style-name="T46"> </text:span></text:span><text:span text:style-name="Source_20_Text"><text:span text:style-name="T64">8</text:span></text:span><text:span text:style-name="Source_20_Text"><text:span text:style-name="T58">,</text:span></text:span><text:span text:style-name="Source_20_Text"><text:span text:style-name="T46"> </text:span></text:span><text:span text:style-name="Source_20_Text"><text:span text:style-name="T64">13</text:span></text:span><text:span text:style-name="Source_20_Text"><text:span text:style-name="T58">];</text:span></text:span></text:p>
      <text:p text:style-name="P15"><text:span text:style-name="Source_20_Text"><text:span text:style-name="T54">for</text:span></text:span><text:span text:style-name="Source_20_Text"><text:span text:style-name="T46"> </text:span></text:span><text:span text:style-name="Source_20_Text"><text:span text:style-name="T58">(</text:span></text:span><text:span text:style-name="Source_20_Text"><text:span text:style-name="T54">let</text:span></text:span><text:span text:style-name="Source_20_Text"><text:span text:style-name="T46"> i </text:span></text:span><text:span text:style-name="Source_20_Text"><text:span text:style-name="T56">=</text:span></text:span><text:span text:style-name="Source_20_Text"><text:span text:style-name="T46"> </text:span></text:span><text:span text:style-name="Source_20_Text"><text:span text:style-name="T64">0</text:span></text:span><text:span text:style-name="Source_20_Text"><text:span text:style-name="T58">;</text:span></text:span><text:span text:style-name="Source_20_Text"><text:span text:style-name="T46"> i </text:span></text:span><text:span text:style-name="Source_20_Text"><text:span text:style-name="T56">&lt;</text:span></text:span><text:span text:style-name="Source_20_Text"><text:span text:style-name="T46"> sequence</text:span></text:span><text:span text:style-name="Source_20_Text"><text:span text:style-name="T58">.</text:span></text:span><text:span text:style-name="Source_20_Text"><text:span text:style-name="T46">length</text:span></text:span><text:span text:style-name="Source_20_Text"><text:span text:style-name="T58">;</text:span></text:span><text:span text:style-name="Source_20_Text"><text:span text:style-name="T46"> i</text:span></text:span><text:span text:style-name="Source_20_Text"><text:span text:style-name="T56">++</text:span></text:span><text:span text:style-name="Source_20_Text"><text:span text:style-name="T58">)</text:span></text:span><text:span text:style-name="Source_20_Text"><text:span text:style-name="T46"> </text:span></text:span><text:span text:style-name="Source_20_Text"><text:span text:style-name="T58">{</text:span></text:span></text:p>
      <text:p text:style-name="P15"><text:span text:style-name="Source_20_Text"><text:s text:c="2"/></text:span><text:span text:style-name="Source_20_Text"><text:span text:style-name="T46">console</text:span></text:span><text:span text:style-name="Source_20_Text"><text:span text:style-name="T58">.</text:span></text:span><text:span text:style-name="Source_20_Text"><text:span text:style-name="T70">log</text:span></text:span><text:span text:style-name="Source_20_Text"><text:span text:style-name="T58">(</text:span></text:span><text:span text:style-name="Source_20_Text"><text:span text:style-name="T46">sequence</text:span></text:span><text:span text:style-name="Source_20_Text"><text:span text:style-name="T58">[</text:span></text:span><text:span text:style-name="Source_20_Text"><text:span text:style-name="T46">i</text:span></text:span><text:span text:style-name="Source_20_Text"><text:span text:style-name="T58">]);</text:span></text:span></text:p>
      <text:p text:style-name="P15"><text:span text:style-name="Source_20_Text"><text:span text:style-name="T58">}</text:span></text:span></text:p>
      <text:p text:style-name="P15"><text:span text:style-name="Source_20_Text"><text:span text:style-name="T42"/></text:span></text:p>
      <text:p text:style-name="P8"><text:span text:style-name="Source_20_Text"><text:span text:style-name="T28">Ainda não chegamos nos loops, mas a</text:span></text:span><text:span text:style-name="Source_20_Text"><text:span text:style-name="T30">trocando em miúdos o exemplo acima quer dizer que</text:span></text:span><text:span text:style-name="Source_20_Text"><text:span text:style-name="T28">:</text:span></text:span></text:p>
      <text:p text:style-name="P15"><text:span text:style-name="Source_20_Text"><text:span text:style-name="T43"/></text:span></text:p>
      <text:list xml:id="list3023222267" text:style-name="L3">
        <text:list-item>
          <text:p text:style-name="P33"><text:span text:style-name="Source_20_Text"><text:span text:style-name="T5">Inicie o loop no item número 0 de um array;</text:span></text:span></text:p>
        </text:list-item>
      </text:list>
      <text:list xml:id="list2851905496" text:style-name="L2">
        <text:list-item>
          <text:p text:style-name="P32"><text:span text:style-name="Source_20_Text"><text:span text:style-name="T5">Pare de fazer um loop no número do item igual ao comprimento da matriz. Isso funciona para uma matriz de qualquer tamanho, mas, neste caso, para de executar o loop no item número 7 (isso é bom, pois o último item - que queremos que o loop inclua - é o item 6);</text:span></text:span></text:p>
        </text:list-item>
        <text:list-item>
          <text:p text:style-name="P32"><text:span text:style-name="Source_20_Text"><text:span text:style-name="T5">Para cada item, imprima-o no console do navegador com console.log().</text:span></text:span></text:p>
        </text:list-item>
      </text:list>
      <text:p text:style-name="P15"><text:span text:style-name="Source_20_Text"><text:span text:style-name="T41"/></text:span></text:p>
      <text:p text:style-name="P16"><text:span text:style-name="Source_20_Text"><text:span text:style-name="T44">Utilizando métodos em arrays</text:span></text:span></text:p>
      <text:p text:style-name="P16"><text:span text:style-name="Source_20_Text"><text:span text:style-name="T44"/></text:span></text:p>
      <text:p text:style-name="P16"><text:span text:style-name="Source_20_Text"><text:span text:style-name="T44">Conversão entre strings e arrays</text:span></text:span></text:p>
      <text:p text:style-name="P16"><text:span text:style-name="Source_20_Text"><text:span text:style-name="T44"/></text:span></text:p>
      <text:p text:style-name="P9"><text:span text:style-name="Source_20_Text"><text:span text:style-name="T29">Não vai ser raro você se deparar com strings enormes e você precisará separá-la em </text:span></text:span><text:span text:style-name="Source_20_Text"><text:span text:style-name="T31">lotes</text:span></text:span><text:span text:style-name="Source_20_Text"><text:span text:style-name="T29"> menores </text:span></text:span><text:span text:style-name="Source_20_Text"><text:span text:style-name="T6">os itens úteis em um formato mais </text:span></text:span><text:span text:style-name="Source_20_Text"><text:span text:style-name="T7">adequado</text:span></text:span><text:span text:style-name="Source_20_Text"><text:span text:style-name="T6"> e depois fazer as coisas, como exibi-los em uma tabela de dados. Para fazer isso, podemos usar o método </text:span></text:span><text:span text:style-name="Source_20_Text"><text:span text:style-name="T9">split</text:span></text:span><text:span text:style-name="Source_20_Text"><text:span text:style-name="T6">(). Na sua forma mais simples, é necessário um único parâmetro, o caractere no qual você deseja separar a sequência e retorna as substrings entre o separador como itens em um </text:span></text:span><text:span text:style-name="Source_20_Text"><text:span text:style-name="T8">array</text:span></text:span><text:span text:style-name="Source_20_Text"><text:span text:style-name="T6">.</text:span></text:span></text:p>
      <text:p text:style-name="P16"><text:span text:style-name="Source_20_Text"><text:span text:style-name="T42"/></text:span></text:p>
      <text:p text:style-name="P19"><text:span text:style-name="Source_20_Text"><text:span text:style-name="T45">Transformar uma única grande string em várias</text:span></text:span></text:p>
      <text:p text:style-name="P16"><text:span text:style-name="Source_20_Text"><text:span text:style-name="T54">Let </text:span></text:span><text:span text:style-name="Source_20_Text"><text:span text:style-name="T46">myData </text:span></text:span><text:span text:style-name="Source_20_Text"><text:span text:style-name="T56">= </text:span></text:span><text:span text:style-name="Source_20_Text"><text:span text:style-name="T62">'Manchester, London, Liverpool, Birmingham, Leeds, Carlisle'</text:span></text:span><text:span text:style-name="Source_20_Text"><text:span text:style-name="T58">;</text:span></text:span></text:p>
      <text:p text:style-name="P16"><text:span text:style-name="Source_20_Text"><text:span text:style-name="T54">let</text:span></text:span><text:span text:style-name="Source_20_Text"><text:span text:style-name="T46"> myArray </text:span></text:span><text:span text:style-name="Source_20_Text"><text:span text:style-name="T56">=</text:span></text:span><text:span text:style-name="Source_20_Text"><text:span text:style-name="T46"> myData</text:span></text:span><text:span text:style-name="Source_20_Text"><text:span text:style-name="T58">.</text:span></text:span><text:span text:style-name="Source_20_Text"><text:span text:style-name="T70">split</text:span></text:span><text:span text:style-name="Source_20_Text"><text:span text:style-name="T58">(</text:span></text:span><text:span text:style-name="Source_20_Text"><text:span text:style-name="T62">','</text:span></text:span><text:span text:style-name="Source_20_Text"><text:span text:style-name="T58">);</text:span></text:span></text:p>
      <text:p text:style-name="P17"><text:span text:style-name="Source_20_Text"><text:span text:style-name="T46">myArray; </text:span></text:span><text:span text:style-name="Source_20_Text"><text:span text:style-name="T47">[</text:span></text:span><text:span text:style-name="Source_20_Text"><text:span text:style-name="T46">"Manchester", "London", "Liverpool", "Birmingham", "Leeds", "Carlisle"]</text:span></text:span></text:p>
      <text:p text:style-name="P17"><text:span text:style-name="Source_20_Text"><text:span text:style-name="T46"/></text:span></text:p>
      <text:p text:style-name="P19"><text:span text:style-name="Source_20_Text"><text:span text:style-name="T50">Checar o tamanho do array</text:span></text:span></text:p>
      <text:p text:style-name="P18"><text:span text:style-name="Source_20_Text"><text:span text:style-name="T48">myArray.length; // 6</text:span></text:span></text:p>
      <text:p text:style-name="P10"><text:span text:style-name="Source_20_Text"><text:span text:style-name="T15"/></text:span></text:p>
      <text:p text:style-name="P11"><text:soft-page-break/><text:span text:style-name="Source_20_Text"><text:span text:style-name="T15">Identificando o primeiro e o útilmo i</text:span></text:span><text:span text:style-name="Source_20_Text"><text:span text:style-name="T32">t</text:span></text:span><text:span text:style-name="Source_20_Text"><text:span text:style-name="T15">em do arra</text:span></text:span><text:span text:style-name="Source_20_Text"><text:span text:style-name="T16">y</text:span></text:span></text:p>
      <text:p text:style-name="P11"><text:span text:style-name="Source_20_Text"><text:span text:style-name="T15">myArray[0]; // </text:span></text:span><text:span text:style-name="Source_20_Text"><text:span text:style-name="T18">M</text:span></text:span><text:span text:style-name="Source_20_Text"><text:span text:style-name="T15">anchester</text:span></text:span></text:p>
      <text:p text:style-name="P18"><text:span text:style-name="Source_20_Text"><text:span text:style-name="T48">myArray</text:span></text:span><text:span text:style-name="Source_20_Text"><text:span text:style-name="T49">[</text:span></text:span><text:span text:style-name="Source_20_Text"><text:span text:style-name="T48">myArray.length-1]; // </text:span></text:span><text:span text:style-name="Source_20_Text"><text:span text:style-name="T49">Carlisle</text:span></text:span></text:p>
      <text:p text:style-name="P20"/>
      <text:p text:style-name="P20"><text:span text:style-name="Source_20_Text"><text:span text:style-name="T51">Podemos entretanto fazer o inverso, transformar um array com várias strings em um única string grande:</text:span></text:span></text:p>
      <text:p text:style-name="P20"><text:span text:style-name="Source_20_Text"><text:span text:style-name="T51"/></text:span></text:p>
      <text:p text:style-name="P20"><text:span text:style-name="Source_20_Text"><text:span text:style-name="T51">myNewString = myArray.join(‘,’);</text:span></text:span></text:p>
      <text:p text:style-name="P20"><text:span text:style-name="Source_20_Text"><text:span text:style-name="T51">myNewString</text:span></text:span></text:p>
      <text:p text:style-name="P20"><text:span text:style-name="Source_20_Text"><text:span text:style-name="T51">// "Manchester,London,Liverpool,Birmingham,Leeds,Carlisle"</text:span></text:span></text:p>
      <text:p text:style-name="P18"><text:span text:style-name="Source_20_Text"><text:span text:style-name="T48"/></text:span></text:p>
      <text:p text:style-name="P21"><text:span text:style-name="Source_20_Text"><text:span text:style-name="T52">Uma outra forma de transformar array em string é usando o método </text:span></text:span><text:span text:style-name="Source_20_Text"><text:span text:style-name="T53">toString</text:span></text:span><text:span text:style-name="Source_20_Text"><text:span text:style-name="T52">(). É mais simples que o .</text:span></text:span><text:span text:style-name="Source_20_Text"><text:span text:style-name="T53">join</text:span></text:span><text:span text:style-name="Source_20_Text"><text:span text:style-name="T52">(), porém tem a desvantagem de poder usar como separador a vírgula, enquanto que o </text:span></text:span><text:span text:style-name="Source_20_Text"><text:span text:style-name="T53">join</text:span></text:span><text:span text:style-name="Source_20_Text"><text:span text:style-name="T52">() podemos usar diferentes separadores.</text:span></text:span></text:p>
      <text:p text:style-name="P21"><text:span text:style-name="Source_20_Text"><text:span text:style-name="T52"/></text:span></text:p>
      <text:p text:style-name="P21"><text:span text:style-name="Source_20_Text"><text:span text:style-name="T55">let</text:span></text:span><text:span text:style-name="Source_20_Text"><text:span text:style-name="T52"> dogNames </text:span></text:span><text:span text:style-name="Source_20_Text"><text:span text:style-name="T57">=</text:span></text:span><text:span text:style-name="Source_20_Text"><text:span text:style-name="T52"> </text:span></text:span><text:span text:style-name="Source_20_Text"><text:span text:style-name="T59">[</text:span></text:span><text:span text:style-name="Source_20_Text"><text:span text:style-name="T63">'Rocket'</text:span></text:span><text:span text:style-name="Source_20_Text"><text:span text:style-name="T59">,</text:span></text:span><text:span text:style-name="Source_20_Text"><text:span text:style-name="T63">'Flash'</text:span></text:span><text:span text:style-name="Source_20_Text"><text:span text:style-name="T59">,</text:span></text:span><text:span text:style-name="Source_20_Text"><text:span text:style-name="T63">'Bella'</text:span></text:span><text:span text:style-name="Source_20_Text"><text:span text:style-name="T59">,</text:span></text:span><text:span text:style-name="Source_20_Text"><text:span text:style-name="T63">'Slugger'</text:span></text:span><text:span text:style-name="Source_20_Text"><text:span text:style-name="T59">];</text:span></text:span></text:p>
      <text:p text:style-name="P21"><text:span text:style-name="Source_20_Text"><text:span text:style-name="T52">dogNames</text:span></text:span><text:span text:style-name="Source_20_Text"><text:span text:style-name="T59">.</text:span></text:span><text:span text:style-name="Source_20_Text"><text:span text:style-name="T71">toString</text:span></text:span><text:span text:style-name="Source_20_Text"><text:span text:style-name="T59">();</text:span></text:span><text:span text:style-name="Source_20_Text"><text:span text:style-name="T52"> </text:span></text:span><text:span text:style-name="Source_20_Text"><text:span text:style-name="T72">// </text:span></text:span>"Rocket,Flash,Bella,Slugger"</text:p>
      <text:p text:style-name="P21"/>
      <text:p text:style-name="P22">Adicionar e remover itens de um array</text:p>
      <text:p text:style-name="P22"/>
      <text:p text:style-name="P22">Assim como em strings, podemos usar os métodos <text:span text:style-name="T65">pop</text:span>() e <text:span text:style-name="T65">push</text:span>(), para remover e adicionar, respectivamente.</text:p>
      <text:p text:style-name="P12"><text:span text:style-name="T19">O push adiciona um ou mais itens na posição final. </text:span><text:span text:style-name="T20">Sempre que um novo item for incluído no array, ele retornará o novo comprimento do array;</text:span></text:p>
      <text:p text:style-name="P23">myArray.push(‘Cardiff’); // <text:span text:style-name="T73">7</text:span></text:p>
      <text:p text:style-name="P23">myArray; // <text:span text:style-name="T74">[7] </text:span>["Manchester", "London", "Liverpool", "Birmingham", "Leeds", "Carlisle", "Cardiff"]</text:p>
      <text:p text:style-name="P23">myArray.push(‘Brandford’,’Brighton’); <text:span text:style-name="T73">9</text:span></text:p>
      <text:p text:style-name="P23">myArray; // <text:span text:style-name="T74">[9] </text:span>["Manchester", "London", "Liverpool", "Birmingham", "Leeds", "Carlisle", "Cardiff", "Brandford", "Brighton"]</text:p>
      <text:p text:style-name="P23"><text:span text:style-name="Source_20_Text"><text:span text:style-name="T54"/></text:span></text:p>
      <text:p text:style-name="P23"><text:span text:style-name="Source_20_Text"><text:span text:style-name="T54">let</text:span></text:span><text:span text:style-name="Source_20_Text"><text:span text:style-name="T46"> newLength </text:span></text:span><text:span text:style-name="Source_20_Text"><text:span text:style-name="T56">=</text:span></text:span><text:span text:style-name="Source_20_Text"><text:span text:style-name="T46"> myArray</text:span></text:span><text:span text:style-name="Source_20_Text"><text:span text:style-name="T58">.</text:span></text:span><text:span text:style-name="Source_20_Text"><text:span text:style-name="T70">push</text:span></text:span><text:span text:style-name="Source_20_Text"><text:span text:style-name="T58">(</text:span></text:span><text:span text:style-name="Source_20_Text"><text:span text:style-name="T62">'Bristol'</text:span></text:span><text:span text:style-name="Source_20_Text"><text:span text:style-name="T58">);</text:span></text:span></text:p>
      <text:p text:style-name="P23"><text:span text:style-name="Source_20_Text"><text:span text:style-name="T46">myArray</text:span></text:span><text:span text:style-name="Source_20_Text"><text:span text:style-name="T58">; // (10)["Manchester", "London", "Liverpool", "Birmingham", "Leeds", "Carlisle", "Cardiff", "Brandford", "Brighton", "Bristol"]</text:span></text:span></text:p>
      <text:p text:style-name="P23"><text:span text:style-name="Source_20_Text"><text:span text:style-name="T46">newLength</text:span></text:span><text:span text:style-name="Source_20_Text"><text:span text:style-name="T58">; // </text:span></text:span><text:span text:style-name="Source_20_Text"><text:span text:style-name="T60">10</text:span></text:span></text:p>
      <text:p text:style-name="P23"/>
      <text:p text:style-name="P23"/>
      <text:p text:style-name="P23">O pop <text:span text:style-name="T74">assim como o push, funciona manipulando o útimo item do array, neste caso removendo:</text:span></text:p>
      <text:p text:style-name="P23"/>
      <text:p text:style-name="P13"><text:span text:style-name="T21">myArray.pop(); // Bristol”</text:span></text:p>
      <text:p text:style-name="P24"/>
      <text:p text:style-name="P25">Podemos remover o item e salvar o novo array numa nova variável:</text:p>
      <text:p text:style-name="P23"><text:span text:style-name="Source_20_Text"><text:span text:style-name="T54">let</text:span></text:span><text:span text:style-name="Source_20_Text"><text:span text:style-name="T46"> removedItem </text:span></text:span><text:span text:style-name="Source_20_Text"><text:span text:style-name="T56">=</text:span></text:span><text:span text:style-name="Source_20_Text"><text:span text:style-name="T46"> myArray</text:span></text:span><text:span text:style-name="Source_20_Text"><text:span text:style-name="T58">.</text:span></text:span><text:span text:style-name="Source_20_Text"><text:span text:style-name="T70">pop</text:span></text:span><text:span text:style-name="Source_20_Text"><text:span text:style-name="T58">();</text:span></text:span></text:p>
      <text:p text:style-name="P24">myArray; // (9) ["Manchester", "London", "Liverpool", "Birmingham", "Leeds", "Carlisle", "Cardiff", "Brandford", "Brighton"]</text:p>
      <text:p text:style-name="P24"><text:soft-page-break/>removedItem; // “Brostol”</text:p>
      <text:p text:style-name="P24"/>
      <text:p text:style-name="P26">Relativo ao push(), temos o unshift e ao pop() temos o shift. Ambos manipulam os item no inicio do array:</text:p>
      <text:p text:style-name="P26"/>
      <text:p text:style-name="P26"><text:span text:style-name="Source_20_Text"><text:span text:style-name="T46">myArray</text:span></text:span><text:span text:style-name="Source_20_Text"><text:span text:style-name="T58">.</text:span></text:span><text:span text:style-name="Source_20_Text"><text:span text:style-name="T70">unshift</text:span></text:span><text:span text:style-name="Source_20_Text"><text:span text:style-name="T58">(</text:span></text:span><text:span text:style-name="Source_20_Text"><text:span text:style-name="T62">'Edinburgh'</text:span></text:span><text:span text:style-name="Source_20_Text"><text:span text:style-name="T58">); // </text:span></text:span><text:span text:style-name="Source_20_Text"><text:span text:style-name="T61">10</text:span></text:span></text:p>
      <text:p text:style-name="P27"><text:span text:style-name="Source_20_Text"><text:span text:style-name="T46">myArray</text:span></text:span><text:span text:style-name="Source_20_Text"><text:span text:style-name="T58">; // (10) ["Edinburgh", "Manchester", "London", "Liverpool", "Birmingham", "Leeds", "Carlisle", "Cardiff", "Brandford", "Brighton"]</text:span></text:span></text:p>
      <text:p text:style-name="P26"/>
      <text:p text:style-name="P26"><text:span text:style-name="Source_20_Text"><text:span text:style-name="T54">let</text:span></text:span><text:span text:style-name="Source_20_Text"><text:span text:style-name="T46"> removedItem </text:span></text:span><text:span text:style-name="Source_20_Text"><text:span text:style-name="T56">=</text:span></text:span><text:span text:style-name="Source_20_Text"><text:span text:style-name="T46"> myArray</text:span></text:span><text:span text:style-name="Source_20_Text"><text:span text:style-name="T58">.</text:span></text:span><text:span text:style-name="Source_20_Text"><text:span text:style-name="T70">shift</text:span></text:span><text:span text:style-name="Source_20_Text"><text:span text:style-name="T58">(); // ‘</text:span></text:span><text:span text:style-name="Source_20_Text"><text:span text:style-name="T61">Edinburgh</text:span></text:span><text:span text:style-name="Source_20_Text"><text:span text:style-name="T58">’</text:span></text:span></text:p>
      <text:p text:style-name="P26"><text:span text:style-name="Source_20_Text"><text:span text:style-name="T46">myArray</text:span></text:span><text:span text:style-name="Source_20_Text"><text:span text:style-name="T58">; // (9) ["Manchester", "London", "Liverpool", "Birmingham", "Leeds", "Carlisle", "Cardiff", "Brandford", "Brighton"]</text:span></text:span></text:p>
      <text:p text:style-name="P26"><text:span text:style-name="Source_20_Text"><text:span text:style-name="T46">removedItem</text:span></text:span><text:span text:style-name="Source_20_Text"><text:span text:style-name="T58">; // ‘</text:span></text:span><text:span text:style-name="Source_20_Text"><text:span text:style-name="T61">Edinburgh</text:span></text:span><text:span text:style-name="Source_20_Text"><text:span text:style-name="T58">’</text:span></text:span>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consolas1" svg:font-family="consolas, 'Liberation Mono', courier, monospace"/>
    <style:font-face style:name="consolas" svg:font-family="consolas, monaco, 'Andale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09:40:21.230391815</meta:creation-date>
    <meta:generator>LibreOffice/6.4.4.2$Linux_X86_64 LibreOffice_project/40$Build-2</meta:generator>
    <dc:date>2020-07-31T12:17:30.923100678</dc:date>
    <meta:editing-duration>PT43M14S</meta:editing-duration>
    <meta:editing-cycles>17</meta:editing-cycles>
    <meta:document-statistic meta:table-count="0" meta:image-count="0" meta:object-count="0" meta:page-count="4" meta:paragraph-count="70" meta:word-count="886" meta:character-count="5818" meta:non-whitespace-character-count="5002"/>
  </office:meta>
</office:document-meta>
</file>